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liasRegistryTests.ge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AliasRegistryTests.aliasCha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AliasRegistryTests.remove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AliasRegistryTests.aliasChainingWithMultipl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AliasRegistryTests.is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